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214.84pt"/>
    </style:style>
    <style:style style:name="co4" style:family="table-column">
      <style:table-column-properties fo:break-before="auto" style:column-width="206.36pt"/>
    </style:style>
    <style:style style:name="co5" style:family="table-column">
      <style:table-column-properties fo:break-before="auto" style:column-width="166.2pt"/>
    </style:style>
    <style:style style:name="co6" style:family="table-column">
      <style:table-column-properties fo:break-before="auto" style:column-width="158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v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citing discipline</text:p>
          </table:table-cell>
          <table:table-cell office:value-type="string" calcext:value-type="string">
            <text:p>citing notes</text:p>
          </table:table-cell>
          <table:table-cell office:value-type="string" calcext:value-type="string">
            <text:p>cited notes</text:p>
          </table:table-cell>
          <table:table-cell office:value-type="string" calcext:value-type="string">
            <text:p>other notes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references headline directly before page break</text:p>
          </table:table-cell>
          <table:table-cell table:number-columns-repeated="2"/>
          <table:table-cell table:style-name="ce1" office:value-type="string" calcext:value-type="string">
            <text:p>no references headline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quant b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2"/>
          <table:table-cell table:formula="of:=COUNTIF([.C2:.C101];&quot;no references headline&quot;)" office:value-type="float" office:value="58" calcext:value-type="float">
            <text:p>58</text:p>
          </table:table-cell>
          <table:table-cell table:formula="of:=COUNTIFS([.C2:.C101];&quot;no references headline&quot;;[.B2:.B101];&quot;phys&quot;)" office:value-type="float" office:value="55" calcext:value-type="float">
            <text:p>55</text:p>
          </table:table-cell>
          <table:table-cell table:formula="of:=COUNTIFS([.C2:.C101];&quot;no references headline&quot;;[.B2:.B101];&quot;math&quot;)" office:value-type="float" office:value="0" calcext:value-type="float">
            <text:p>0</text:p>
          </table:table-cell>
          <table:table-cell table:formula="of:=COUNTIFS([.C2:.C101];&quot;no references headline&quot;;[.B2:.B101];&quot;CS&quot;)" office:value-type="float" office:value="1" calcext:value-type="float">
            <text:p>1</text:p>
          </table:table-cell>
          <table:table-cell table:formula="of:=COUNTIFS([.C2:.C101];&quot;no references headline&quot;;[.B2:.B101];&quot;quant bio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reference section after appendix</text:p>
          </table:table-cell>
          <table:table-cell office:value-type="string" calcext:value-type="string">
            <text:p>current MAG has 5 references (out of many)</text:p>
          </table:table-cell>
          <table:table-cell/>
          <table:table-cell table:style-name="ce1" office:value-type="string" calcext:value-type="string">
            <text:p>reference items w/o titles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reference items w/o titles</text:p>
          </table:table-cell>
          <table:table-cell office:value-type="string" calcext:value-type="string">
            <text:p>current MAG has all references</text:p>
          </table:table-cell>
          <table:table-cell/>
          <table:table-cell table:formula="of:=COUNTIF([.C2:.C101];&quot;reference items w/o titles&quot;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1" office:value-type="string" calcext:value-type="string">
            <text:p>reference section after appendix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2"/>
          <table:table-cell table:formula="of:=COUNTIF([.C2:.C101];&quot;reference section after appendix&quot;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rrent MAG has most references</text:p>
          </table:table-cell>
          <table:table-cell/>
          <table:table-cell table:style-name="ce1" office:value-type="string" calcext:value-type="string">
            <text:p>reference section headline appears twice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office:value-type="string" calcext:value-type="string">
            <text:p>current MAG has most references</text:p>
          </table:table-cell>
          <table:table-cell/>
          <table:table-cell table:formula="of:=COUNTIF([.C2:.C101];&quot;reference section headline appears twice&quot;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2"/>
          <table:table-cell table:style-name="ce2" office:value-type="string" calcext:value-type="string">
            <text:p>references headline directly before page break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2"/>
          <table:table-cell table:formula="of:=COUNTIF([.C2:.C101];&quot;references headline directly before page break&quot;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reference items w/o titles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current MAG has part of references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office:value-type="string" calcext:value-type="string">
            <text:p>current MAG has all references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office:value-type="string" calcext:value-type="string">
            <text:p>current MAG has part of references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th</text:p>
          </table:table-cell>
          <table:table-cell/>
          <table:table-cell office:value-type="string" calcext:value-type="string">
            <text:p>current MAG has part of references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hys</text:p>
          </table:table-cell>
          <table:table-cell/>
          <table:table-cell office:value-type="string" calcext:value-type="string">
            <text:p>current MAG has part of references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reference items w/o titles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quant bio</text:p>
          </table:table-cell>
          <table:table-cell office:value-type="string" calcext:value-type="string">
            <text:p>no references headline</text:p>
          </table:table-cell>
          <table:table-cell/>
          <table:table-cell office:value-type="string" calcext:value-type="string">
            <text:p>MAG record (2913037098) removed</text:p>
          </table:table-cell>
          <table:table-cell office:value-type="string" calcext:value-type="string">
            <text:p><text:s/>paper now(?) has ID 296732879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reference items w/o titles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reference items w/o titles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th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office:value-type="string" calcext:value-type="string">
            <text:p>current MAG has all references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office:value-type="string" calcext:value-type="string">
            <text:p><text:s/>reference section after appendix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office:value-type="string" calcext:value-type="string">
            <text:p>current MAG has all references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reference items w/o titles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reference items w/o titles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hys</text:p>
          </table:table-cell>
          <table:table-cell/>
          <table:table-cell office:value-type="string" calcext:value-type="string">
            <text:p>current MAG has all references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reference items w/o titles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th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office:value-type="string" calcext:value-type="string">
            <text:p>current MAG has most references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office:value-type="string" calcext:value-type="string">
            <text:p>current MAG has all references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office:value-type="string" calcext:value-type="string">
            <text:p>current MAG has most references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office:value-type="string" calcext:value-type="string">
            <text:p>current MAG has most references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hys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reference section after appendix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th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hys</text:p>
          </table:table-cell>
          <table:table-cell/>
          <table:table-cell office:value-type="string" calcext:value-type="string">
            <text:p>current MAG has part of references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th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reference section headline appears twice</text:p>
          </table:table-cell>
          <table:table-cell/>
          <table:table-cell office:value-type="string" calcext:value-type="string">
            <text:p>https://arxiv.org/pdf/1811.12327.pdf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hys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quant bio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office:value-type="string" calcext:value-type="string">
            <text:p>current MAG has 49 of 23 references (?)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th</text:p>
          </table:table-cell>
          <table:table-cell/>
          <table:table-cell office:value-type="string" calcext:value-type="string">
            <text:p>current MAG has part of references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current MAG has all references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hys</text:p>
          </table:table-cell>
          <table:table-cell/>
          <table:table-cell office:value-type="string" calcext:value-type="string">
            <text:p>current MAG has part of references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reference items w/o titles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reference items w/o titles (except 4)</text:p>
          </table:table-cell>
          <table:table-cell office:value-type="string" calcext:value-type="string">
            <text:p>current MAG has part of references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reference items w/o titles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references headline directly before page break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hys</text:p>
          </table:table-cell>
          <table:table-cell/>
          <table:table-cell office:value-type="string" calcext:value-type="string">
            <text:p>current MAG has part of references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S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reference items w/o titles (except 1)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th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S</text:p>
          </table:table-cell>
          <table:table-cell table:number-columns-repeated="2"/>
          <table:table-cell office:value-type="string" calcext:value-type="string">
            <text:p>MAG record (2904556321) removed</text:p>
          </table:table-cell>
          <table:table-cell office:value-type="string" calcext:value-type="string">
            <text:p><text:s/>paper now(?) has ID 2954543879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office:value-type="string" calcext:value-type="string">
            <text:p>current MAG has part of references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hys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hys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reference section headline appears twice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no references headline</text:p>
          </table:table-cell>
          <table:table-cell office:value-type="string" calcext:value-type="string">
            <text:p>current MAG has all references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current MAG has all references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igures within references section</text:p>
          </table:table-cell>
          <table:table-cell office:value-type="string" calcext:value-type="string">
            <text:p>current MAG has part of reference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30T11:47:31.669190406</dc:date>
    <dc:creator>Tarek </dc:creator>
    <meta:editing-duration>PT11M18S</meta:editing-duration>
    <meta:editing-cycles>1</meta:editing-cycles>
    <meta:generator>LibreOffice/6.0.7.3$Linux_X86_64 LibreOffice_project/00m0$Build-3</meta:generator>
    <meta:document-statistic meta:table-count="1" meta:cell-count="335" meta:object-count="0"/>
  </office:meta>
</office:document-meta>
</file>